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504101350801</text:p>
          </table:table-cell>
          <table:table-cell office:value-type="string" calcext:value-type="string">
            <text:p>2025-01-19 0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4304" calcext:value-type="float">
            <text:p>106.0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04101350801</text:p>
          </table:table-cell>
          <table:table-cell office:value-type="string" calcext:value-type="string">
            <text:p>2024-01-04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3832" calcext:value-type="float">
            <text:p>108.38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04101350801</text:p>
          </table:table-cell>
          <table:table-cell office:value-type="string" calcext:value-type="string">
            <text:p>2023-01-0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04101350801</text:p>
          </table:table-cell>
          <table:table-cell office:value-type="string" calcext:value-type="string">
            <text:p>2022-01-05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7776" calcext:value-type="float">
            <text:p>108.6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04101350801</text:p>
          </table:table-cell>
          <table:table-cell office:value-type="string" calcext:value-type="string">
            <text:p>2021-01-0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284" calcext:value-type="float">
            <text:p>106.5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04101350801</text:p>
          </table:table-cell>
          <table:table-cell office:value-type="string" calcext:value-type="string">
            <text:p>2020-01-04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7232" calcext:value-type="float">
            <text:p>105.1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